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3-30T14:07:13.11" text:fixed="true" text:time-adjust="-PT00H04M00S">02:03 PM</text:time></text:p>
      <text:p text:style-name="Standard">Concentration of factors is key.</text:p>
      <text:p text:style-name="Standard">Combination of all 3 things is the perfect conditions for an economic crisis.</text:p>
      <text:p text:style-name="Standard">Provoked response of the “New Deal”</text:p>
      <text:p text:style-name="Standard">Dramatic restructuring of economic nature of government.</text:p>
      <text:p text:style-name="Standard">New Deal is about entitlement, in that it changes the earned rewards of the people.</text:p>
      <text:p text:style-name="Standard"/>
      <text:p text:style-name="Standard">No reporting requirement/mechanism for businesses. This put investors in a risk.</text:p>
      <text:p text:style-name="Standard">Very few people actually had stocks at that time.</text:p>
      <text:p text:style-name="Standard">Lack of regulation made investment a genuine risk.</text:p>
      <text:p text:style-name="Standard">Dramatic buildup in business inventories, and dramatic decrease of spending</text:p>
      <text:p text:style-name="Standard">Decline in consumer spending in 1929</text:p>
      <text:p text:style-name="Standard">Between 1927-1928, consumer spending was rising.</text:p>
      <text:p text:style-name="Standard">(<text:time style:data-style-name="N42" text:time-value="2018-03-30T14:19:02.25" text:fixed="true">02:19 PM</text:time> notes)</text:p>
      <text:p text:style-name="Standard">Germany destroyed own economy to make reparations to allies useless.</text:p>
      <text:p text:style-name="Standard">Stock market crash begins on October 23 1929</text:p>
      <text:p text:style-name="Standard">October 24<text:span text:style-name="T1">th</text:span>: “Black Thursday”</text:p>
      <text:p text:style-name="Standard">October 29<text:span text:style-name="T1">th</text:span>: “Black Tuesday”</text:p>
      <text:p text:style-name="Standard">Values of stocks went up, it was perfect. When they went down, it provoked wide-spread panic.</text:p>
      <text:p text:style-name="Standard">No one was buying, only selling.</text:p>
      <text:p text:style-name="Standard">Banks begin calling margin loans.</text:p>
      <text:p text:style-name="Standard">(<text:time style:data-style-name="N42" text:time-value="2018-03-30T14:35:12.50" text:fixed="true">02:35 PM</text:time> notes)</text:p>
      <text:p text:style-name="Standard">Hoover asked congress for money</text:p>
      <text:p text:style-name="Standard">(<text:time style:data-style-name="N42" text:time-value="2018-03-30T14:37:32.85" text:fixed="true">02:37 PM</text:time> notes)</text:p>
      <text:p text:style-name="Standard">Underemployment was at 25%</text:p>
      <text:p text:style-name="Standard">Before, some people had beliefs that if you couldn't find employment it was your own fault. This changed after the Great Depression.</text:p>
      <text:p text:style-name="Standard">Fear that people who were given charity would never stop relying on charity.</text:p>
      <text:p text:style-name="Standard">Norris was elected senator of Nebraska in 1912, republican.</text:p>
      <text:p text:style-name="Standard">Electrification of Nebrask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30T13:50:24.49</meta:creation-date>
    <dc:date>2018-03-30T14:47:25.75</dc:date>
    <dc:creator>Timothy Cayer</dc:creator>
    <meta:editing-duration>PT56M51S</meta:editing-duration>
    <meta:editing-cycles>21</meta:editing-cycles>
    <meta:generator>OpenOffice/4.1.3$Win32 OpenOffice.org_project/413m1$Build-9783</meta:generator>
    <meta:document-statistic meta:table-count="0" meta:image-count="0" meta:object-count="0" meta:page-count="1" meta:paragraph-count="28" meta:word-count="218" meta:character-count="1379"/>
  </office:meta>
</office:document-meta>
</file>